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color="#ccffff" draw:textarea-horizontal-align="justify" draw:textarea-vertical-align="middle" draw:auto-grow-height="false" fo:min-height="0cm" fo:min-width="0cm" fo:wrap-option="no-wrap"/>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text-properties fo:font-size="10pt" style:font-size-asian="10pt" style:font-size-complex="10pt"/>
    </style:style>
    <style:style style:name="P8" style:family="paragraph">
      <style:paragraph-properties fo:text-align="center"/>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color="#4c4c4c"/>
    </style:style>
    <style:style style:name="T4"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072cm" svg:height="1.084cm" svg:x="0.764cm" svg:y="2.806cm">
          <text:p text:style-name="P1"><text:span text:style-name="T1">VO frontend</text:span></text:p>
        </draw:rect>
        <draw:custom-shape draw:style-name="gr2" draw:text-style-name="P2" draw:layer="layout" svg:width="6.617cm" svg:height="1.601cm" svg:x="5.693cm" svg:y="0.799cm">
          <text:p text:style-name="P1"><text:span text:style-name="T1">User Pool 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664cm" svg:height="1.309cm" svg:x="1.186cm" svg:y="1.022cm">
          <draw:text-box>
            <text:p text:style-name="P4"><text:span text:style-name="T1">Publish resource</text:span></text:p>
            <text:p text:style-name="P4"><text:span text:style-name="T1">information</text:span></text:p>
          </draw:text-box>
        </draw:frame>
        <draw:custom-shape draw:style-name="gr5" draw:text-style-name="P6" draw:layer="layout" svg:width="3.836cm" svg:height="0.995cm" svg:x="0.965cm" svg:y="4.133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33523.0648944488 6766.26506024096 27026.739640344 7503.61445783133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7" draw:layer="layout" svg:width="19.105cm" svg:height="19.766cm" svg:x="6.958cm" svg:y="3.485cm" svg:viewBox="0 0 19106 19767" draw:points="0,0 19106,0 19100,18785 16602,18810 14660,18897 13108,19029 11758,19191 8996,19526 7229,19668 4968,19767 3395,19684 2182,19604 3,19425">
          <text:p text:style-name="P7"><text:span text:style-name="T3">MyType = "glideresource"</text:span></text:p>
          <text:p text:style-name="P7"><text:span text:style-name="T3">GlideinMyType = "glideresource"</text:span></text:p>
          <text:p text:style-name="P7"><text:span text:style-name="T3">Name = "ress_ITB_INSTALL_TEST_3@v3_0@GlideinFactory-v2.5.1-cmssrv97@Frontend-v2_5_1-cmssrv99-v1_0.main"</text:span></text:p>
          <text:p text:style-name="P7"><text:span text:style-name="T3">TargetType = "(unknown type)"</text:span></text:p>
          <text:p text:style-name="P7">...</text:p>
          <text:p text:style-name="P7"><text:span text:style-name="T3">GlideClientName = "Frontend-v2_5_1-cmssrv99-v1_0.main"</text:span></text:p>
          <text:p text:style-name="P7"><text:span text:style-name="T3">GlideFactoryName = "ress_ITB_INSTALL_TEST_3@v3_0@GlideinFactory-v2.5.1-cmssrv97"</text:span></text:p>
          <text:p text:style-name="P7"><text:span text:style-name="T3">GlideinWMSVersion = "glideinWMS v2_5_1 PATCHED"</text:span></text:p>
          <text:p text:style-name="P7"><text:span text:style-name="T3">...</text:span></text:p>
          <text:p text:style-name="P7"><text:span text:style-name="T3">GLIDEIN_Gatekeeper = "cms-xen9.fnal.gov/jobmanager-condor"</text:span></text:p>
          <text:p text:style-name="P7"><text:span text:style-name="T3">GLIDEIN_GlobusRSL = "(queue=default)(jobtype=single)"</text:span></text:p>
          <text:p text:style-name="P7"><text:span text:style-name="T3">GLIDEIN_GridType = "gt2"</text:span></text:p>
          <text:p text:style-name="P7"><text:span text:style-name="T3">GLIDEIN_In_Downtime = "False"</text:span></text:p>
          <text:p text:style-name="P7"><text:span text:style-name="T3">GLIDEIN_Site = "ITB_INSTALL_TEST_3"</text:span></text:p>
          <text:p text:style-name="P7"><text:span text:style-name="T3">GLEXEC_BIN = "OSG"</text:span></text:p>
          <text:p text:style-name="P7"><text:span text:style-name="T3">GLEXEC_JOB = "True"</text:span></text:p>
          <text:p text:style-name="P7"><text:span text:style-name="T3">...</text:span></text:p>
          <text:p text:style-name="P7"><text:span text:style-name="T3">GlideClientMonitorGlideinsIdle = 0</text:span></text:p>
          <text:p text:style-name="P7"><text:span text:style-name="T3">GlideClientMonitorGlideinsRequestIdle = 4.666667</text:span></text:p>
          <text:p text:style-name="P7"><text:span text:style-name="T3">GlideClientMonitorGlideinsRequestMaxRun = 9</text:span></text:p>
          <text:p text:style-name="P7"><text:span text:style-name="T3">GlideClientMonitorGlideinsRunning = 0</text:span></text:p>
          <text:p text:style-name="P7"><text:span text:style-name="T3">GlideClientMonitorGlideinsTotal = 0</text:span></text:p>
          <text:p text:style-name="P7"><text:span text:style-name="T3">GlideClientMonitorJobsIdle = 7.000000</text:span></text:p>
          <text:p text:style-name="P7"><text:span text:style-name="T3">GlideClientMonitorJobsIdleEffective = 7.000000</text:span></text:p>
          <text:p text:style-name="P7"><text:span text:style-name="T3">GlideClientMonitorJobsIdleMatching = 7</text:span></text:p>
          <text:p text:style-name="P7"><text:span text:style-name="T3">GlideClientMonitorJobsIdleOld = 7.000000</text:span></text:p>
          <text:p text:style-name="P7"><text:span text:style-name="T3">GlideClientMonitorJobsIdleUnique = 7</text:span></text:p>
          <text:p text:style-name="P7"><text:span text:style-name="T3">GlideClientMonitorJobsRunning = 0</text:span></text:p>
          <text:p text:style-name="P7"><text:span text:style-name="T3">GlideClientMonitorJobsRunningHere = 0</text:span></text:p>
          <text:p text:style-name="P7"><text:span text:style-name="T3">GlideClientMonitorJobsRunningMax = 10000</text:span></text:p>
          <text:p text:style-name="P7"><text:span text:style-name="T3">GlideClientName = "Frontend-v2_5_1-cmssrv99-v1_0.main"</text:span></text:p>
          <text:p text:style-name="P7"><text:span text:style-name="T3">...</text:span></text:p>
          <text:p text:style-name="P7"><text:span text:style-name="T3">GlideFactoryMonitorRequestedIdle = 4</text:span></text:p>
          <text:p text:style-name="P7"><text:span text:style-name="T3">GlideFactoryMonitorRequestedMaxRun = 9</text:span></text:p>
          <text:p text:style-name="P7"><text:span text:style-name="T3">GlideFactoryMonitorStatusHeld = 0</text:span></text:p>
          <text:p text:style-name="P7"><text:span text:style-name="T3">GlideFactoryMonitorStatusIdle = 4</text:span></text:p>
          <text:p text:style-name="P7"><text:span text:style-name="T3">GlideFactoryMonitorStatusIdleOther = 0</text:span></text:p>
          <text:p text:style-name="P7"><text:span text:style-name="T3">GlideFactoryMonitorStatusPending = 4</text:span></text:p>
          <text:p text:style-name="P7"><text:span text:style-name="T3">GlideFactoryMonitorStatusRunning = 2</text:span></text:p>
          <text:p text:style-name="P7"><text:span text:style-name="T3">GlideFactoryMonitorStatusStageIn = 0</text:span></text:p>
          <text:p text:style-name="P7"><text:span text:style-name="T3">GlideFactoryMonitorStatusStageOut = 0</text:span></text:p>
          <text:p text:style-name="P7"><text:span text:style-name="T3">GlideFactoryMonitorStatusWait = 0</text:span></text:p>
          <text:p text:style-name="P7"><text:span text:style-name="T3">...</text:span></text:p>
        </draw:polygon>
        <draw:rect draw:style-name="gr7" draw:text-style-name="P1" draw:layer="layout" svg:width="19.103cm" svg:height="0.629cm" svg:x="6.968cm" svg:y="2.866cm">
          <text:p text:style-name="P1">Published classad</text:p>
        </draw:rect>
        <draw:custom-shape draw:style-name="gr8" draw:text-style-name="P8" draw:layer="layout" svg:width="4.312cm" svg:height="1.878cm" svg:x="1.013cm" svg:y="5.392cm">
          <text:p text:style-name="P8"><text:span text:style-name="T4">Factory &amp; Frontend </text:span></text:p>
          <text:p text:style-name="P8"><text:span text:style-name="T4">information</text:span></text:p>
          <draw:enhanced-geometry svg:viewBox="0 0 21600 21600" draw:text-areas="3000 3320 17110 17330" draw:type="cloud-callout" draw:modifiers="28220.7280315326 13668.12134113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8" draw:layer="layout" svg:width="4.842cm" svg:height="1.878cm" svg:x="1.081cm" svg:y="8.096cm">
          <text:p text:style-name="P8"><text:span text:style-name="T4">Resource information </text:span></text:p>
          <text:p text:style-name="P8"><text:span text:style-name="T4">Along with custom</text:span></text:p>
          <text:p text:style-name="P8"><text:span text:style-name="T4">attributes</text:span></text:p>
          <draw:enhanced-geometry svg:viewBox="0 0 21600 21600" draw:text-areas="3000 3320 17110 17330" draw:type="cloud-callout" draw:modifiers="26795.9529217427 12610.53751995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8" draw:layer="layout" svg:width="4.312cm" svg:height="1.878cm" svg:x="0.843cm" svg:y="12.571cm">
          <text:p text:style-name="P8"><text:span text:style-name="T4">Monitoring information</text:span></text:p>
          <text:p text:style-name="P8"><text:span text:style-name="T4">available from the </text:span></text:p>
          <text:p text:style-name="P8"><text:span text:style-name="T4">frontend</text:span></text:p>
          <draw:enhanced-geometry svg:viewBox="0 0 21600 21600" draw:text-areas="3000 3320 17110 17330" draw:type="cloud-callout" draw:modifiers="29582.9353118479 20048.11069717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8" draw:layer="layout" svg:width="4.947cm" svg:height="2.461cm" svg:x="1.074cm" svg:y="17.915cm">
          <text:p text:style-name="P8"><text:span text:style-name="T4">Monitoring information</text:span></text:p>
          <text:p text:style-name="P8"><text:span text:style-name="T4">available from the factory</text:span></text:p>
          <text:p text:style-name="P8"><text:span text:style-name="T4">Glidefactoryclient classad</text:span></text:p>
          <draw:enhanced-geometry svg:viewBox="0 0 21600 21600" draw:text-areas="3000 3320 17110 17330" draw:type="cloud-callout" draw:modifiers="24930.800323363 23775.79203899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7.94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6-10-03T09:36:38</meta:creation-date>
    <dc:date>2011-06-15T17:13:53</dc:date>
    <dc:language>en-US</dc:language>
    <meta:editing-cycles>35</meta:editing-cycles>
    <meta:editing-duration>PT149H56M25S</meta:editing-duration>
    <meta:document-statistic meta:object-count="11"/>
    <meta:user-defined meta:name="Info 1"/>
    <meta:user-defined meta:name="Info 2"/>
    <meta:user-defined meta:name="Info 3"/>
    <meta:user-defined meta:name="Info 4"/>
  </office:meta>
</office:document-meta>
</file>